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6.65cm" fo:min-width="9.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818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35cm" fo:min-width="3cm"/>
    </style:style>
    <style:style style:name="gr4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5.35cm" fo:min-width="5.47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35cm" fo:min-width="4.559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35cm" fo:min-width="2.73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8.015cm" fo:min-width="16.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</style:style>
    <style:style style:name="gr12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5.95cm" fo:min-width="15.2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35cm" fo:min-width="14.3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35cm" fo:min-width="2.8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35cm" fo:min-width="3.9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35cm" fo:min-width="3.92cm"/>
    </style:style>
    <style:style style:name="gr17" style:family="graphic" style:parent-style-name="objectwithoutfill">
      <style:graphic-properties draw:stroke="solid" draw:stroke-dash="Fine_20_Dashed" svg:stroke-color="#0066ff" draw:marker-end="Arrow" draw:marker-end-width="0.3cm" draw:fill="none" draw:textarea-vertical-align="middle"/>
    </style:style>
    <style:style style:name="gr18" style:family="graphic" style:parent-style-name="objectwithoutfill">
      <style:graphic-properties draw:stroke="solid" draw:stroke-dash="Dashed_20__28_var_29_" svg:stroke-color="#0066ff" draw:marker-end="Arrow" draw:marker-end-width="0.3cm" draw:fill="none" draw:textarea-vertical-align="middle"/>
    </style:style>
    <style:style style:name="gr19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3.65cm" fo:min-width="6.7cm"/>
    </style:style>
    <style:style style:name="gr20" style:family="graphic" style:parent-style-name="objectwithoutfill">
      <style:graphic-properties svg:stroke-color="#0066ff" draw:marker-end="Arrow" draw:marker-end-width="0.3cm" draw:fill="none" draw:textarea-vertical-align="middle"/>
    </style:style>
    <style:style style:name="gr21" style:family="graphic" style:parent-style-name="objectwithoutfill">
      <style:graphic-properties draw:stroke="dash" draw:stroke-dash="Dashed_20__28_var_29_" svg:stroke-color="#666666" draw:fill="none" draw:textarea-vertical-align="middle"/>
    </style:style>
    <style:style style:name="gr22" style:family="graphic" style:parent-style-name="standard">
      <style:graphic-properties draw:stroke="dash" draw:stroke-dash="Fine_20_Dashed" svg:stroke-color="#000000" draw:marker-start="Dimension_20_Lines" draw:marker-start-width="0.3cm" draw:marker-end="Dimension_20_Lines" draw:marker-end-width="0.3cm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5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91cm"/>
    </style:style>
    <style:style style:name="gr25" style:family="graphic" style:parent-style-name="standard">
      <style:graphic-properties draw:stroke="none" svg:stroke-color="#000000" draw:fill="none" draw:fill-color="#ffffff" fo:min-height="0.823cm"/>
    </style:style>
    <style:style style:name="gr26" style:family="graphic" style:parent-style-name="standard">
      <style:graphic-properties draw:stroke="none" svg:stroke-color="#000000" draw:fill="none" draw:fill-color="#ffffff" fo:min-height="0.831cm"/>
    </style:style>
    <style:style style:name="gr27" style:family="graphic" style:parent-style-name="objectwithoutfill">
      <style:graphic-properties svg:stroke-color="#0066ff" draw:marker-start="Arrow" draw:marker-start-width="0.3cm" draw:marker-end="Arrow" draw:marker-end-width="0.3cm" draw:fill="solid" draw:textarea-vertical-align="middle"/>
    </style:style>
    <style:style style:name="gr28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29" style:family="graphic" style:parent-style-name="standard">
      <style:graphic-properties svg:stroke-color="#ff3333" draw:marker-start="Arrow" draw:marker-start-width="0.3cm" draw:marker-end="Arrow" draw:marker-end-width="0.3cm" draw:textarea-vertical-align="middle"/>
    </style:style>
    <style:style style:name="gr30" style:family="graphic" style:parent-style-name="objectwithoutfill">
      <style:graphic-properties svg:stroke-color="#009933" draw:marker-start="Arrow" draw:marker-start-width="0.3cm" draw:marker-end="Arrow" draw:marker-end-width="0.3cm" draw:fill="none" draw:textarea-vertical-align="middle"/>
    </style:style>
    <style:style style:name="gr31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0cm"/>
    </style:style>
    <style:style style:name="gr32" style:family="graphic" style:parent-style-name="standard">
      <style:graphic-properties svg:stroke-color="#009900" draw:fill-color="#009900" draw:textarea-horizontal-align="justify" draw:textarea-vertical-align="middle" draw:auto-grow-height="false" fo:min-height="0.25cm" fo:min-width="0cm"/>
    </style:style>
    <style:style style:name="gr33" style:family="graphic" style:parent-style-name="standard">
      <style:graphic-properties svg:stroke-color="#ff3333" draw:fill-color="#ff3333" draw:textarea-horizontal-align="justify" draw:textarea-vertical-align="middle" draw:auto-grow-height="false" fo:min-height="0.25cm" fo:min-width="0cm"/>
    </style:style>
    <style:style style:name="gr34" style:family="graphic" style:parent-style-name="standard">
      <style:graphic-properties svg:stroke-color="#0066ff" draw:fill-color="#0066ff" draw:textarea-horizontal-align="justify" draw:textarea-vertical-align="middle" draw:auto-grow-height="false" fo:min-height="0.25cm" fo:min-width="0cm"/>
    </style:style>
    <style:style style:name="gr35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5.35cm" fo:min-width="8.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697cm"/>
    </style:style>
    <style:style style:name="gr37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5.35cm" fo:min-width="6.7cm"/>
    </style:style>
    <style:style style:name="gr38" style:family="graphic" style:parent-style-name="standard">
      <style:graphic-properties draw:fill-color="#ffffff" draw:textarea-horizontal-align="justify" draw:textarea-vertical-align="middle" draw:auto-grow-height="false" fo:min-height="1.35cm" fo:min-width="3.4cm"/>
    </style:style>
    <style:style style:name="gr39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0.5pt" fo:font-weight="bold" style:font-size-asian="18pt" style:font-weight-asian="bold" style:font-size-complex="18pt" style:font-weight-complex="bold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-color="#009900"/>
      <style:paragraph-properties fo:text-align="center"/>
    </style:style>
    <style:style style:name="P11" style:family="paragraph">
      <loext:graphic-properties draw:fill-color="#ff3333"/>
      <style:paragraph-properties fo:text-align="center"/>
    </style:style>
    <style:style style:name="P12" style:family="paragraph">
      <loext:graphic-properties draw:fill-color="#0066ff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.5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3cm" svg:height="6.9cm" svg:x="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318cm" svg:height="0.886cm" svg:x="1.7cm" svg:y="1.4cm">
          <draw:text-box>
            <text:p><text:span text:style-name="T1">Tomcat</text:span></text:p>
          </draw:text-box>
        </draw:frame>
        <draw:custom-shape draw:style-name="gr3" draw:text-style-name="P4" xml:id="id1" draw:id="id1" draw:layer="layout" svg:width="3.5cm" svg:height="1.6cm" svg:x="8cm" svg:y="2.8cm">
          <text:p text:style-name="P3"><text:span text:style-name="T1">JSSE Imp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974cm" svg:height="5.6cm" svg:x="12.626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4.1cm" svg:height="1.521cm" svg:x="12.4cm" svg:y="1.4cm">
          <draw:text-box>
            <text:p><text:span text:style-name="T1">Java stdlib</text:span></text:p>
          </draw:text-box>
        </draw:frame>
        <draw:custom-shape draw:style-name="gr6" draw:text-style-name="P4" xml:id="id2" draw:id="id2" draw:layer="layout" svg:width="5.059cm" svg:height="1.6cm" svg:x="13.041cm" svg:y="2.8cm">
          <text:p text:style-name="P3"><text:span text:style-name="T1">JSSE SSL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xml:id="id7" draw:id="id7" draw:layer="layout" svg:width="3.236cm" svg:height="1.6cm" svg:x="13.1cm" svg:y="5.5cm">
          <text:p text:style-name="P3"><text:span text:style-name="T1">Sock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5" draw:layer="layout" draw:type="line" svg:x1="5.5cm" svg:y1="3.6cm" svg:x2="8cm" svg:y2="3.6cm" draw:end-shape="id1" draw:end-glue-point="3" svg:d="M5500 3600h2500" svg:viewBox="0 0 2501 1">
          <text:p/>
        </draw:connector>
        <draw:connector draw:style-name="gr9" draw:text-style-name="P5" draw:layer="layout" draw:type="line" svg:x1="11.5cm" svg:y1="3.6cm" svg:x2="13.041cm" svg:y2="3.6cm" draw:start-shape="id1" draw:start-glue-point="1" draw:end-shape="id2" svg:d="M11500 3600h1541" svg:viewBox="0 0 1542 1">
          <text:p/>
        </draw:connector>
        <draw:custom-shape draw:style-name="gr10" draw:text-style-name="P1" draw:layer="layout" svg:width="16.6cm" svg:height="8.265cm" svg:x="2cm" svg:y="10.2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" draw:layer="layout" svg:width="4.075cm" svg:height="0.886cm" svg:x="14.525cm" svg:y="9.253cm">
          <draw:text-box>
            <text:p><text:span text:style-name="T1">Tomcat Native</text:span></text:p>
          </draw:text-box>
        </draw:frame>
        <draw:custom-shape draw:style-name="gr12" draw:text-style-name="P1" draw:layer="layout" svg:width="15.7cm" svg:height="6.2cm" svg:x="2.4cm" svg:y="1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" draw:layer="layout" svg:width="1.675cm" svg:height="0.886cm" svg:x="16.51cm" svg:y="10.893cm">
          <draw:text-box>
            <text:p><text:span text:style-name="T1">APR</text:span></text:p>
          </draw:text-box>
        </draw:frame>
        <draw:custom-shape draw:style-name="gr13" draw:text-style-name="P4" xml:id="id4" draw:id="id4" draw:layer="layout" svg:width="14.8cm" svg:height="1.6cm" svg:x="2.8cm" svg:y="12.4cm">
          <text:p text:style-name="P3"><text:span text:style-name="T1">APR JN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3.3cm" svg:height="1.6cm" svg:x="2.48cm" svg:y="2.773cm">
          <text:p text:style-name="P3"><text:span text:style-name="T1">Webserver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xml:id="id5" draw:id="id5" draw:layer="layout" svg:width="4.4cm" svg:height="1.6cm" svg:x="5.6cm" svg:y="15.2cm">
          <text:p text:style-name="P3"><text:span text:style-name="T1">APR Intern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xml:id="id3" draw:id="id3" draw:layer="layout" svg:width="4.42cm" svg:height="1.6cm" svg:x="2.3cm" svg:y="5.5cm">
          <text:p text:style-name="P3"><text:span text:style-name="T1">APR Conn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5" draw:layer="layout" svg:x1="4.2cm" svg:y1="4.4cm" svg:x2="4.2cm" svg:y2="5.5cm">
          <text:p/>
        </draw:line>
        <draw:connector draw:style-name="gr18" draw:text-style-name="P5" draw:layer="layout" draw:line-skew="-0.05cm" svg:x1="4.51cm" svg:y1="7.1cm" svg:x2="10.2cm" svg:y2="12.4cm" draw:start-shape="id3" draw:start-glue-point="2" draw:end-shape="id4" svg:d="M4510 7100v2600h5690v2700" svg:viewBox="0 0 5691 5301">
          <text:p/>
        </draw:connector>
        <draw:line draw:style-name="gr17" draw:text-style-name="P5" draw:layer="layout" svg:x1="7.7cm" svg:y1="14cm" svg:x2="7.7cm" svg:y2="15.2cm">
          <text:p/>
        </draw:line>
        <draw:custom-shape draw:style-name="gr15" draw:text-style-name="P4" xml:id="id8" draw:id="id8" draw:layer="layout" svg:width="4.4cm" svg:height="1.6cm" svg:x="2.8cm" svg:y="21.4cm">
          <text:p text:style-name="P3"><text:span text:style-name="T1">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7.2cm" svg:height="3.9cm" svg:x="11.4cm" svg:y="20.4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3.173cm" svg:height="0.886cm" svg:x="11.227cm" svg:y="19.5cm">
          <draw:text-box>
            <text:p><text:span text:style-name="T1">OS APIs</text:span></text:p>
          </draw:text-box>
        </draw:frame>
        <draw:custom-shape draw:style-name="gr15" draw:text-style-name="P4" xml:id="id6" draw:id="id6" draw:layer="layout" svg:width="4.4cm" svg:height="1.6cm" svg:x="12.4cm" svg:y="21.4cm">
          <text:p text:style-name="P3"><text:span text:style-name="T1">OS Sock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5" draw:layer="layout" draw:line-skew="-0.2cm" svg:x1="10cm" svg:y1="16cm" svg:x2="12.4cm" svg:y2="22.2cm" draw:start-shape="id5" draw:start-glue-point="1" draw:end-shape="id6" draw:end-glue-point="3" svg:d="M10000 16000h1000v6200h1400" svg:viewBox="0 0 2401 6201">
          <text:p/>
        </draw:connector>
        <draw:connector draw:style-name="gr8" draw:text-style-name="P5" draw:layer="layout" draw:line-skew="2.199cm" svg:x1="16.336cm" svg:y1="6.3cm" svg:x2="16.8cm" svg:y2="22.2cm" draw:start-shape="id7" draw:start-glue-point="1" draw:end-shape="id6" draw:end-glue-point="1" svg:d="M16336 6300h3164v15900h-2700" svg:viewBox="0 0 3165 15901">
          <text:p/>
        </draw:connector>
        <draw:line draw:style-name="gr21" draw:text-style-name="P5" draw:layer="layout" svg:x1="1cm" svg:y1="13.6cm" svg:x2="20.59cm" svg:y2="13.6cm">
          <text:p/>
        </draw:line>
        <draw:line draw:style-name="gr22" draw:text-style-name="P3" draw:layer="layout" svg:x1="20.25cm" svg:y1="13.4cm" svg:x2="20.25cm" svg:y2="0.973cm">
          <text:p/>
        </draw:line>
        <draw:frame draw:style-name="gr23" draw:text-style-name="P6" draw:layer="layout" svg:width="1.552cm" svg:height="0.806cm" draw:transform="rotate (-1.5707963267949) translate (21.048cm 6.727cm)">
          <draw:text-box>
            <text:p><text:span text:style-name="T2">Java</text:span></text:p>
          </draw:text-box>
        </draw:frame>
        <draw:line draw:style-name="gr22" draw:text-style-name="P3" draw:layer="layout" svg:x1="20.25cm" svg:y1="26.8cm" svg:x2="20.25cm" svg:y2="13.8cm">
          <text:p/>
        </draw:line>
        <draw:frame draw:style-name="gr24" draw:text-style-name="P6" draw:layer="layout" svg:width="2.691cm" svg:height="0.806cm" draw:transform="rotate (-1.5707963267949) translate (21.048cm 19.009cm)">
          <draw:text-box>
            <text:p><text:span text:style-name="T2">C / Native</text:span></text:p>
          </draw:text-box>
        </draw:frame>
        <draw:frame draw:style-name="gr25" draw:text-style-name="P7" draw:layer="layout" svg:width="6.8cm" svg:height="1.073cm" svg:x="4cm" svg:y="24cm">
          <draw:text-box>
            <text:p><text:span text:style-name="T3">JSSE SSL Engine + Java sockets</text:span></text:p>
          </draw:text-box>
        </draw:frame>
        <draw:frame draw:style-name="gr25" draw:text-style-name="P7" draw:layer="layout" svg:width="7.4cm" svg:height="1.073cm" svg:x="4cm" svg:y="25cm">
          <draw:text-box>
            <text:p><text:span text:style-name="T3">OpenSSL Engine + Java sockets</text:span></text:p>
          </draw:text-box>
        </draw:frame>
        <draw:frame draw:style-name="gr26" draw:text-style-name="P7" draw:layer="layout" svg:width="7.6cm" svg:height="1.081cm" svg:x="4cm" svg:y="26cm">
          <draw:text-box>
            <text:p><text:span text:style-name="T3">OpenSSL Engine through APR sockets</text:span></text:p>
          </draw:text-box>
        </draw:frame>
        <draw:custom-shape draw:style-name="gr14" draw:text-style-name="P4" draw:layer="layout" svg:width="3.3cm" svg:height="1.6cm" svg:x="2.48cm" svg:y="2.773cm">
          <text:p text:style-name="P3"><text:span text:style-name="T1">Web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" draw:text-style-name="P8" draw:layer="layout" svg:x1="7.2cm" svg:y1="22.2cm" svg:x2="7.8cm" svg:y2="16.8cm" draw:start-shape="id8" draw:start-glue-point="1" draw:end-shape="id5" draw:end-glue-point="2" svg:d="M7200 22200h600v-5400" svg:viewBox="0 0 601 5401">
          <text:p/>
        </draw:connector>
        <draw:custom-shape draw:style-name="gr16" draw:text-style-name="P4" draw:layer="layout" svg:width="4.42cm" svg:height="1.6cm" svg:x="7.18cm" svg:y="7cm">
          <text:p text:style-name="P3"><text:span text:style-name="T1">OpenSSL Imp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text-style-name="P8" draw:layer="layout" svg:x1="9.75cm" svg:y1="4.4cm" svg:x2="13.1cm" svg:y2="6.3cm" draw:start-shape="id1" draw:start-glue-point="2" draw:end-shape="id7" draw:end-glue-point="3" svg:d="M9750 4400v1900h3350" svg:viewBox="0 0 3351 1901">
          <text:p/>
        </draw:connector>
        <draw:line draw:style-name="gr29" draw:text-style-name="P3" draw:layer="layout" svg:x1="8.9cm" svg:y1="4.4cm" svg:x2="8.9cm" svg:y2="7cm">
          <text:p/>
        </draw:line>
        <draw:line draw:style-name="gr29" draw:text-style-name="P3" draw:layer="layout" svg:x1="8.8cm" svg:y1="8.6cm" svg:x2="8.8cm" svg:y2="12.4cm">
          <text:p/>
        </draw:line>
        <draw:line draw:style-name="gr29" draw:text-style-name="P3" draw:layer="layout" svg:x1="4.6cm" svg:y1="14cm" svg:x2="4.6cm" svg:y2="21.4cm">
          <text:p/>
        </draw:line>
        <draw:connector draw:style-name="gr28" draw:text-style-name="P8" draw:layer="layout" svg:x1="9.75cm" svg:y1="4.4cm" svg:x2="13.1cm" svg:y2="6.3cm" draw:start-shape="id1" draw:start-glue-point="2" draw:end-shape="id7" draw:end-glue-point="3" svg:d="M9750 4400v1900h3350" svg:viewBox="0 0 3351 1901">
          <text:p/>
        </draw:connector>
        <draw:connector draw:style-name="gr30" draw:text-style-name="P5" draw:layer="layout" draw:type="line" svg:x1="11.501cm" svg:y1="3.6cm" svg:x2="13.042cm" svg:y2="3.6cm" svg:d="M11501 3600h1541" svg:viewBox="0 0 1542 1">
          <text:p/>
        </draw:connector>
        <draw:custom-shape draw:style-name="gr31" draw:text-style-name="P9" draw:layer="layout" svg:width="0.5cm" svg:height="0.5cm" svg:x="2.3cm" svg:y="24.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0.5cm" svg:height="0.5cm" svg:x="3.2cm" svg:y="24.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1" draw:layer="layout" svg:width="0.5cm" svg:height="0.5cm" svg:x="3.2cm" svg:y="25.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5cm" svg:height="0.5cm" svg:x="3.2cm" svg:y="26.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0.5cm" svg:height="0.5cm" svg:x="2.3cm" svg:y="25.1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35" draw:text-style-name="P1" draw:layer="layout" svg:width="9cm" svg:height="5.6cm" svg:x="2cm" svg:y="2.3cm">
          <text:p/>
          <draw:enhanced-geometry svg:viewBox="0 0 21600 21600" draw:type="rectangle" draw:enhanced-path="M 0 0 L 21600 0 21600 21600 0 21600 0 0 Z N"/>
        </draw:custom-shape>
        <draw:frame draw:style-name="gr36" draw:text-style-name="P2" draw:layer="layout" svg:width="5.197cm" svg:height="0.886cm" svg:x="1.7cm" svg:y="1.4cm">
          <draw:text-box>
            <text:p><text:span text:style-name="T1">Tomcat / Undertow</text:span></text:p>
          </draw:text-box>
        </draw:frame>
        <draw:custom-shape draw:style-name="gr14" draw:text-style-name="P4" xml:id="id9" draw:id="id9" draw:layer="layout" svg:width="3.3cm" svg:height="1.6cm" svg:x="6.98cm" svg:y="2.773cm">
          <text:p text:style-name="P3"><text:span text:style-name="T1">JSSE Impl</text:span>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7.2cm" svg:height="5.6cm" svg:x="11.4cm" svg:y="2.3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3.173cm" svg:height="0.886cm" svg:x="11.127cm" svg:y="1.4cm">
          <draw:text-box>
            <text:p><text:span text:style-name="T1">Java stdlib</text:span></text:p>
          </draw:text-box>
        </draw:frame>
        <draw:custom-shape draw:style-name="gr38" draw:text-style-name="P4" xml:id="id10" draw:id="id10" draw:layer="layout" svg:width="3.9cm" svg:height="1.6cm" svg:x="13cm" svg:y="2.8cm">
          <text:p text:style-name="P3"><text:span text:style-name="T1">Sockets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type="line" svg:x1="5.5cm" svg:y1="3.6cm" svg:x2="6.98cm" svg:y2="3.573cm" draw:end-shape="id9" draw:end-glue-point="3" svg:d="M5500 3600l1480-27" svg:viewBox="0 0 1481 28">
          <text:p/>
        </draw:connector>
        <draw:custom-shape draw:style-name="gr10" draw:text-style-name="P1" draw:layer="layout" svg:width="16.6cm" svg:height="8.265cm" svg:x="2cm" svg:y="10.235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4.075cm" svg:height="0.886cm" svg:x="14.525cm" svg:y="9.253cm">
          <draw:text-box>
            <text:p><text:span text:style-name="T1">Tomcat Native</text:span></text:p>
          </draw:text-box>
        </draw:frame>
        <draw:custom-shape draw:style-name="gr13" draw:text-style-name="P4" xml:id="id13" draw:id="id13" draw:layer="layout" svg:width="14.8cm" svg:height="1.6cm" svg:x="2.8cm" svg:y="12.4cm">
          <text:p text:style-name="P3"><text:span text:style-name="T1">Thin JNI wrapper for 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3.3cm" svg:height="1.6cm" svg:x="2.48cm" svg:y="2.773cm">
          <text:p text:style-name="P3"><text:span text:style-name="T1">Webserver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xml:id="id12" draw:id="id12" draw:layer="layout" svg:width="4.42cm" svg:height="1.6cm" svg:x="5.9cm" svg:y="6cm">
          <text:p text:style-name="P3"><text:span text:style-name="T1">OpenSSL Imp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4.4cm" svg:height="1.6cm" svg:x="2.8cm" svg:y="21.4cm">
          <text:p text:style-name="P3"><text:span text:style-name="T1">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7.2cm" svg:height="3.9cm" svg:x="11.4cm" svg:y="20.4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3.173cm" svg:height="0.886cm" svg:x="11.227cm" svg:y="19.5cm">
          <draw:text-box>
            <text:p><text:span text:style-name="T1">OS APIs</text:span></text:p>
          </draw:text-box>
        </draw:frame>
        <draw:custom-shape draw:style-name="gr15" draw:text-style-name="P4" xml:id="id11" draw:id="id11" draw:layer="layout" svg:width="4.4cm" svg:height="1.6cm" svg:x="12.4cm" svg:y="21.4cm">
          <text:p text:style-name="P3"><text:span text:style-name="T1">OS Sock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5" draw:layer="layout" draw:line-skew="2.199cm" svg:x1="16.9cm" svg:y1="3.6cm" svg:x2="16.8cm" svg:y2="22.2cm" draw:start-shape="id10" draw:start-glue-point="1" draw:end-shape="id11" draw:end-glue-point="1" svg:d="M16900 3600h2700v18600h-2800" svg:viewBox="0 0 2801 18601">
          <text:p/>
        </draw:connector>
        <draw:connector draw:style-name="gr8" draw:text-style-name="P5" draw:layer="layout" draw:type="line" svg:x1="10.28cm" svg:y1="3.573cm" svg:x2="13cm" svg:y2="3.6cm" draw:start-shape="id9" draw:start-glue-point="1" draw:end-shape="id10" svg:d="M10280 3573l2720 27" svg:viewBox="0 0 2721 28">
          <text:p/>
        </draw:connector>
        <draw:line draw:style-name="gr21" draw:text-style-name="P5" draw:layer="layout" svg:x1="1cm" svg:y1="13.6cm" svg:x2="20.59cm" svg:y2="13.6cm">
          <text:p/>
        </draw:line>
        <draw:line draw:style-name="gr22" draw:text-style-name="P3" draw:layer="layout" svg:x1="20.25cm" svg:y1="13.4cm" svg:x2="20.25cm" svg:y2="0.973cm">
          <text:p/>
        </draw:line>
        <draw:frame draw:style-name="gr23" draw:text-style-name="P6" draw:layer="layout" svg:width="1.552cm" svg:height="0.806cm" draw:transform="rotate (-1.5707963267949) translate (21.048cm 6.727cm)">
          <draw:text-box>
            <text:p><text:span text:style-name="T2">Java</text:span></text:p>
          </draw:text-box>
        </draw:frame>
        <draw:line draw:style-name="gr22" draw:text-style-name="P3" draw:layer="layout" svg:x1="20.25cm" svg:y1="26.8cm" svg:x2="20.25cm" svg:y2="13.8cm">
          <text:p/>
        </draw:line>
        <draw:frame draw:style-name="gr24" draw:text-style-name="P6" draw:layer="layout" svg:width="2.691cm" svg:height="0.806cm" draw:transform="rotate (-1.5707963267949) translate (21.048cm 19.009cm)">
          <draw:text-box>
            <text:p><text:span text:style-name="T2">C / Native</text:span></text:p>
          </draw:text-box>
        </draw:frame>
        <draw:line draw:style-name="gr39" draw:text-style-name="P3" draw:layer="layout" svg:x1="8.4cm" svg:y1="4.4cm" svg:x2="8.4cm" svg:y2="6cm">
          <text:p/>
        </draw:line>
        <draw:line draw:style-name="gr39" draw:text-style-name="P3" draw:layer="layout" svg:x1="5cm" svg:y1="21.4cm" svg:x2="5cm" svg:y2="14cm">
          <text:p/>
        </draw:line>
        <draw:connector draw:style-name="gr9" draw:text-style-name="P5" draw:layer="layout" svg:x1="8.11cm" svg:y1="7.6cm" svg:x2="10.2cm" svg:y2="12.4cm" draw:start-shape="id12" draw:start-glue-point="2" draw:end-shape="id13" draw:end-glue-point="0" svg:d="M8110 7600v2400h2090v2400" svg:viewBox="0 0 2091 4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3" svg:stroke-color="#000000" draw:fill="solid" draw:fill-color="#c5000b" draw:fill-gradient-name="Gradient_20_2" draw:fill-hatch-name="Hatching_20_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6T22:41:04.144377514</meta:creation-date>
    <dc:date>2016-03-28T18:37:30.179695289</dc:date>
    <meta:editing-duration>PT1H30M40S</meta:editing-duration>
    <meta:editing-cycles>52</meta:editing-cycles>
    <meta:generator>LibreOffice/5.1.1.3$Linux_X86_64 LibreOffice_project/10m0$Build-3</meta:generator>
    <meta:document-statistic meta:object-count="74"/>
  </office:meta>
</office:document-meta>
</file>